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61mm" svg:height="116.35mm" svg:x="271.48mm" svg:y="10.09mm">
            <draw:object draw:notify-on-update-of-ranges="Sheet1.A2:Sheet1.A22 Sheet1.B2:Sheet1.B22 Sheet1.C2:Sheet1.C22 Sheet1.D2:Sheet1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1.7601124250068" calcext:value-type="float">
            <text:p>51.7601124250068</text:p>
          </table:table-cell>
          <table:table-cell office:value-type="float" office:value="1.066286" calcext:value-type="float">
            <text:p>1.066286</text:p>
          </table:table-cell>
          <table:table-cell office:value-type="float" office:value="6.35665199999999" calcext:value-type="float">
            <text:p>6.35665199999999</text:p>
          </table:table-cell>
          <table:table-cell office:value-type="float" office:value="0.0517601124250068" calcext:value-type="float">
            <text:p>0.051760112425007</text:p>
          </table:table-cell>
          <table:table-cell office:value-type="float" office:value="0.001066286" calcext:value-type="float">
            <text:p>0.001066286</text:p>
          </table:table-cell>
          <table:table-cell office:value-type="float" office:value="0.00635665199999999" calcext:value-type="float">
            <text:p>0.0063566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55.8929646509951" calcext:value-type="float">
            <text:p>55.8929646509951</text:p>
          </table:table-cell>
          <table:table-cell office:value-type="float" office:value="1.101735" calcext:value-type="float">
            <text:p>1.101735</text:p>
          </table:table-cell>
          <table:table-cell office:value-type="float" office:value="9.94395199999999" calcext:value-type="float">
            <text:p>9.94395199999999</text:p>
          </table:table-cell>
          <table:table-cell office:value-type="float" office:value="0.0558929646509951" calcext:value-type="float">
            <text:p>0.055892964650995</text:p>
          </table:table-cell>
          <table:table-cell office:value-type="float" office:value="0.001101735" calcext:value-type="float">
            <text:p>0.001101735</text:p>
          </table:table-cell>
          <table:table-cell office:value-type="float" office:value="0.009943952" calcext:value-type="float">
            <text:p>0.0099439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7.4" calcext:value-type="float">
            <text:p>97.4</text:p>
          </table:table-cell>
          <table:table-cell office:value-type="float" office:value="96.7" calcext:value-type="float">
            <text:p>96.7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75.5864473420152" calcext:value-type="float">
            <text:p>75.5864473420152</text:p>
          </table:table-cell>
          <table:table-cell office:value-type="float" office:value="1.071575" calcext:value-type="float">
            <text:p>1.071575</text:p>
          </table:table-cell>
          <table:table-cell office:value-type="float" office:value="13.105558" calcext:value-type="float">
            <text:p>13.105558</text:p>
          </table:table-cell>
          <table:table-cell office:value-type="float" office:value="0.0755864473420152" calcext:value-type="float">
            <text:p>0.075586447342015</text:p>
          </table:table-cell>
          <table:table-cell office:value-type="float" office:value="0.001071575" calcext:value-type="float">
            <text:p>0.001071575</text:p>
          </table:table-cell>
          <table:table-cell office:value-type="float" office:value="0.013105558" calcext:value-type="float">
            <text:p>0.0131055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1.4" calcext:value-type="float">
            <text:p>91.4</text:p>
          </table:table-cell>
          <table:table-cell office:value-type="float" office:value="89.2" calcext:value-type="float">
            <text:p>89.2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135.938996101982" calcext:value-type="float">
            <text:p>135.938996101982</text:p>
          </table:table-cell>
          <table:table-cell office:value-type="float" office:value="1.09186" calcext:value-type="float">
            <text:p>1.09186</text:p>
          </table:table-cell>
          <table:table-cell office:value-type="float" office:value="13.966988" calcext:value-type="float">
            <text:p>13.966988</text:p>
          </table:table-cell>
          <table:table-cell office:value-type="float" office:value="0.135938996101982" calcext:value-type="float">
            <text:p>0.135938996101982</text:p>
          </table:table-cell>
          <table:table-cell office:value-type="float" office:value="0.00109186" calcext:value-type="float">
            <text:p>0.00109186</text:p>
          </table:table-cell>
          <table:table-cell office:value-type="float" office:value="0.013966988" calcext:value-type="float">
            <text:p>0.013966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1" calcext:value-type="float">
            <text:p>79.1</text:p>
          </table:table-cell>
          <table:table-cell office:value-type="float" office:value="70" calcext:value-type="float">
            <text:p>70</text:p>
          </table:table-cell>
          <table:table-cell office:value-type="float" office:value="30.2" calcext:value-type="float">
            <text:p>30.2</text:p>
          </table:table-cell>
          <table:table-cell office:value-type="float" office:value="0.5" calcext:value-type="float">
            <text:p>0.5</text:p>
          </table:table-cell>
          <table:table-cell office:value-type="float" office:value="801.310590642008" calcext:value-type="float">
            <text:p>801.310590642008</text:p>
          </table:table-cell>
          <table:table-cell office:value-type="float" office:value="0.997502000000001" calcext:value-type="float">
            <text:p>0.997502000000001</text:p>
          </table:table-cell>
          <table:table-cell office:value-type="float" office:value="13.839347" calcext:value-type="float">
            <text:p>13.839347</text:p>
          </table:table-cell>
          <table:table-cell office:value-type="float" office:value="0.801310590642008" calcext:value-type="float">
            <text:p>0.801310590642008</text:p>
          </table:table-cell>
          <table:table-cell office:value-type="float" office:value="0.000997502000000001" calcext:value-type="float">
            <text:p>0.000997502</text:p>
          </table:table-cell>
          <table:table-cell office:value-type="float" office:value="0.013839347" calcext:value-type="float">
            <text:p>0.0138393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3.2" calcext:value-type="float">
            <text:p>63.2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1.9" calcext:value-type="float">
            <text:p>1.9</text:p>
          </table:table-cell>
          <table:table-cell office:value-type="float" office:value="2967.41322532999" calcext:value-type="float">
            <text:p>2967.41322532999</text:p>
          </table:table-cell>
          <table:table-cell office:value-type="float" office:value="1.020558" calcext:value-type="float">
            <text:p>1.020558</text:p>
          </table:table-cell>
          <table:table-cell office:value-type="float" office:value="13.633382" calcext:value-type="float">
            <text:p>13.633382</text:p>
          </table:table-cell>
          <table:table-cell office:value-type="float" office:value="2.96741322532999" calcext:value-type="float">
            <text:p>2.96741322532999</text:p>
          </table:table-cell>
          <table:table-cell office:value-type="float" office:value="0.001020558" calcext:value-type="float">
            <text:p>0.001020558</text:p>
          </table:table-cell>
          <table:table-cell office:value-type="float" office:value="0.013633382" calcext:value-type="float">
            <text:p>0.01363338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16.5" calcext:value-type="float">
            <text:p>16.5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9104.34311269407" calcext:value-type="float">
            <text:p>9104.34311269407</text:p>
          </table:table-cell>
          <table:table-cell office:value-type="float" office:value="1.014198" calcext:value-type="float">
            <text:p>1.014198</text:p>
          </table:table-cell>
          <table:table-cell office:value-type="float" office:value="13.966558" calcext:value-type="float">
            <text:p>13.966558</text:p>
          </table:table-cell>
          <table:table-cell office:value-type="float" office:value="9.10434311269407" calcext:value-type="float">
            <text:p>9.10434311269407</text:p>
          </table:table-cell>
          <table:table-cell office:value-type="float" office:value="0.001014198" calcext:value-type="float">
            <text:p>0.001014198</text:p>
          </table:table-cell>
          <table:table-cell office:value-type="float" office:value="0.013966558" calcext:value-type="float">
            <text:p>0.01396655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6.6" calcext:value-type="float">
            <text:p>26.6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8.6" calcext:value-type="float">
            <text:p>8.6</text:p>
          </table:table-cell>
          <table:table-cell office:value-type="float" office:value="13524.254056119" calcext:value-type="float">
            <text:p>13524.254056119</text:p>
          </table:table-cell>
          <table:table-cell office:value-type="float" office:value="0.989294" calcext:value-type="float">
            <text:p>0.989294</text:p>
          </table:table-cell>
          <table:table-cell office:value-type="float" office:value="14.487164" calcext:value-type="float">
            <text:p>14.487164</text:p>
          </table:table-cell>
          <table:table-cell office:value-type="float" office:value="13.524254056119" calcext:value-type="float">
            <text:p>13.524254056119</text:p>
          </table:table-cell>
          <table:table-cell office:value-type="float" office:value="0.000989293999999999" calcext:value-type="float">
            <text:p>0.000989294</text:p>
          </table:table-cell>
          <table:table-cell office:value-type="float" office:value="0.014487164" calcext:value-type="float">
            <text:p>0.01448716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9.2" calcext:value-type="float">
            <text:p>9.2</text:p>
          </table:table-cell>
          <table:table-cell office:value-type="float" office:value="14850.61835537" calcext:value-type="float">
            <text:p>14850.61835537</text:p>
          </table:table-cell>
          <table:table-cell office:value-type="float" office:value="0.890349999999999" calcext:value-type="float">
            <text:p>0.890349999999999</text:p>
          </table:table-cell>
          <table:table-cell office:value-type="float" office:value="15.109768" calcext:value-type="float">
            <text:p>15.109768</text:p>
          </table:table-cell>
          <table:table-cell office:value-type="float" office:value="14.85061835537" calcext:value-type="float">
            <text:p>14.85061835537</text:p>
          </table:table-cell>
          <table:table-cell office:value-type="float" office:value="0.000890349999999999" calcext:value-type="float">
            <text:p>0.00089035</text:p>
          </table:table-cell>
          <table:table-cell office:value-type="float" office:value="0.015109768" calcext:value-type="float">
            <text:p>0.015109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8907.48883804904" calcext:value-type="float">
            <text:p>8907.48883804904</text:p>
          </table:table-cell>
          <table:table-cell office:value-type="float" office:value="0.919236" calcext:value-type="float">
            <text:p>0.919236</text:p>
          </table:table-cell>
          <table:table-cell office:value-type="float" office:value="15.659615" calcext:value-type="float">
            <text:p>15.659615</text:p>
          </table:table-cell>
          <table:table-cell office:value-type="float" office:value="8.90748883804904" calcext:value-type="float">
            <text:p>8.90748883804904</text:p>
          </table:table-cell>
          <table:table-cell office:value-type="float" office:value="0.000919236" calcext:value-type="float">
            <text:p>0.000919236</text:p>
          </table:table-cell>
          <table:table-cell office:value-type="float" office:value="0.015659615" calcext:value-type="float">
            <text:p>0.01565961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181.38779528508" calcext:value-type="float">
            <text:p>5181.38779528508</text:p>
          </table:table-cell>
          <table:table-cell office:value-type="float" office:value="0.895754" calcext:value-type="float">
            <text:p>0.895754</text:p>
          </table:table-cell>
          <table:table-cell office:value-type="float" office:value="15.941825" calcext:value-type="float">
            <text:p>15.941825</text:p>
          </table:table-cell>
          <table:table-cell office:value-type="float" office:value="5.18138779528508" calcext:value-type="float">
            <text:p>5.18138779528508</text:p>
          </table:table-cell>
          <table:table-cell office:value-type="float" office:value="0.000895754" calcext:value-type="float">
            <text:p>0.000895754</text:p>
          </table:table-cell>
          <table:table-cell office:value-type="float" office:value="0.015941825" calcext:value-type="float">
            <text:p>0.0159418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285.34114578713" calcext:value-type="float">
            <text:p>1285.34114578713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16.591857" calcext:value-type="float">
            <text:p>16.591857</text:p>
          </table:table-cell>
          <table:table-cell office:value-type="float" office:value="1.28534114578713" calcext:value-type="float">
            <text:p>1.28534114578713</text:p>
          </table:table-cell>
          <table:table-cell office:value-type="float" office:value="0.00086496" calcext:value-type="float">
            <text:p>0.00086496</text:p>
          </table:table-cell>
          <table:table-cell office:value-type="float" office:value="0.016591857" calcext:value-type="float">
            <text:p>0.01659185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.690705606001" calcext:value-type="float">
            <text:p>415.690705606001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16.09846" calcext:value-type="float">
            <text:p>16.09846</text:p>
          </table:table-cell>
          <table:table-cell office:value-type="float" office:value="0.415690705606001" calcext:value-type="float">
            <text:p>0.415690705606001</text:p>
          </table:table-cell>
          <table:table-cell office:value-type="float" office:value="0.000851543" calcext:value-type="float">
            <text:p>0.000851543</text:p>
          </table:table-cell>
          <table:table-cell office:value-type="float" office:value="0.01609846" calcext:value-type="float">
            <text:p>0.0160984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5517857190425" calcext:value-type="float">
            <text:p>86.5517857190425</text:p>
          </table:table-cell>
          <table:table-cell office:value-type="float" office:value="0.874898999999999" calcext:value-type="float">
            <text:p>0.874898999999999</text:p>
          </table:table-cell>
          <table:table-cell office:value-type="float" office:value="15.965499" calcext:value-type="float">
            <text:p>15.965499</text:p>
          </table:table-cell>
          <table:table-cell office:value-type="float" office:value="0.0865517857190425" calcext:value-type="float">
            <text:p>0.086551785719043</text:p>
          </table:table-cell>
          <table:table-cell office:value-type="float" office:value="0.000874898999999999" calcext:value-type="float">
            <text:p>0.000874899</text:p>
          </table:table-cell>
          <table:table-cell office:value-type="float" office:value="0.015965499" calcext:value-type="float">
            <text:p>0.015965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.569590369079" calcext:value-type="float">
            <text:p>248.569590369079</text:p>
          </table:table-cell>
          <table:table-cell office:value-type="float" office:value="0.859888" calcext:value-type="float">
            <text:p>0.859888</text:p>
          </table:table-cell>
          <table:table-cell office:value-type="float" office:value="14.983231" calcext:value-type="float">
            <text:p>14.983231</text:p>
          </table:table-cell>
          <table:table-cell office:value-type="float" office:value="0.248569590369079" calcext:value-type="float">
            <text:p>0.248569590369079</text:p>
          </table:table-cell>
          <table:table-cell office:value-type="float" office:value="0.000859888" calcext:value-type="float">
            <text:p>0.000859888</text:p>
          </table:table-cell>
          <table:table-cell office:value-type="float" office:value="0.014983231" calcext:value-type="float">
            <text:p>0.01498323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7561915786209" calcext:value-type="float">
            <text:p>49.7561915786209</text:p>
          </table:table-cell>
          <table:table-cell office:value-type="float" office:value="0.846017" calcext:value-type="float">
            <text:p>0.846017</text:p>
          </table:table-cell>
          <table:table-cell office:value-type="float" office:value="13.814617" calcext:value-type="float">
            <text:p>13.814617</text:p>
          </table:table-cell>
          <table:table-cell office:value-type="float" office:value="0.0497561915786209" calcext:value-type="float">
            <text:p>0.049756191578621</text:p>
          </table:table-cell>
          <table:table-cell office:value-type="float" office:value="0.000846017" calcext:value-type="float">
            <text:p>0.000846017</text:p>
          </table:table-cell>
          <table:table-cell office:value-type="float" office:value="0.013814617" calcext:value-type="float">
            <text:p>0.0138146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6263790379599" calcext:value-type="float">
            <text:p>47.6263790379599</text:p>
          </table:table-cell>
          <table:table-cell office:value-type="float" office:value="0.844351999999999" calcext:value-type="float">
            <text:p>0.844351999999999</text:p>
          </table:table-cell>
          <table:table-cell office:value-type="float" office:value="12.80735" calcext:value-type="float">
            <text:p>12.80735</text:p>
          </table:table-cell>
          <table:table-cell office:value-type="float" office:value="0.0476263790379599" calcext:value-type="float">
            <text:p>0.04762637903796</text:p>
          </table:table-cell>
          <table:table-cell office:value-type="float" office:value="0.000844351999999999" calcext:value-type="float">
            <text:p>0.000844352</text:p>
          </table:table-cell>
          <table:table-cell office:value-type="float" office:value="0.01280735" calcext:value-type="float">
            <text:p>0.012807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3008845228615" calcext:value-type="float">
            <text:p>48.3008845228615</text:p>
          </table:table-cell>
          <table:table-cell office:value-type="float" office:value="0.877388999999999" calcext:value-type="float">
            <text:p>0.877388999999999</text:p>
          </table:table-cell>
          <table:table-cell office:value-type="float" office:value="12.011947" calcext:value-type="float">
            <text:p>12.011947</text:p>
          </table:table-cell>
          <table:table-cell office:value-type="float" office:value="0.0483008845228615" calcext:value-type="float">
            <text:p>0.048300884522862</text:p>
          </table:table-cell>
          <table:table-cell office:value-type="float" office:value="0.000877389" calcext:value-type="float">
            <text:p>0.000877389</text:p>
          </table:table-cell>
          <table:table-cell office:value-type="float" office:value="0.012011947" calcext:value-type="float">
            <text:p>0.01201194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6212249370146" calcext:value-type="float">
            <text:p>45.6212249370146</text:p>
          </table:table-cell>
          <table:table-cell office:value-type="float" office:value="0.846078999999998" calcext:value-type="float">
            <text:p>0.846078999999998</text:p>
          </table:table-cell>
          <table:table-cell office:value-type="float" office:value="11.509069" calcext:value-type="float">
            <text:p>11.509069</text:p>
          </table:table-cell>
          <table:table-cell office:value-type="float" office:value="0.0456212249370146" calcext:value-type="float">
            <text:p>0.045621224937015</text:p>
          </table:table-cell>
          <table:table-cell office:value-type="float" office:value="0.000846078999999998" calcext:value-type="float">
            <text:p>0.000846079</text:p>
          </table:table-cell>
          <table:table-cell office:value-type="float" office:value="0.011509069" calcext:value-type="float">
            <text:p>0.011509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8247705651884" calcext:value-type="float">
            <text:p>45.8247705651884</text:p>
          </table:table-cell>
          <table:table-cell office:value-type="float" office:value="0.819816" calcext:value-type="float">
            <text:p>0.819816</text:p>
          </table:table-cell>
          <table:table-cell office:value-type="float" office:value="10.943006" calcext:value-type="float">
            <text:p>10.943006</text:p>
          </table:table-cell>
          <table:table-cell office:value-type="float" office:value="0.0458247705651884" calcext:value-type="float">
            <text:p>0.045824770565188</text:p>
          </table:table-cell>
          <table:table-cell office:value-type="float" office:value="0.000819816000000001" calcext:value-type="float">
            <text:p>0.000819816</text:p>
          </table:table-cell>
          <table:table-cell office:value-type="float" office:value="0.010943006" calcext:value-type="float">
            <text:p>0.010943006</text:p>
          </table:table-cell>
        </table:table-row>
        <table:table-row table:style-name="ro1">
          <table:table-cell table:number-columns-repeated="5"/>
          <table:table-cell table:formula="of:=SUM([.F3:.F22])" office:value-type="float" office:value="57929.2771721321" calcext:value-type="float">
            <text:p>57929.2771721321</text:p>
          </table:table-cell>
          <table:table-cell table:formula="of:=[.F23]/3600" office:value-type="float" office:value="16.0914658811478" calcext:value-type="float">
            <text:p>16.0914658811478</text:p>
          </table:table-cell>
          <table:table-cell table:formula="of:=1.63771071038671+0.286293107698619+0.741529076567773+[.G23]" office:value-type="float" office:value="18.7569987758009" calcext:value-type="float">
            <text:p>18.75699877580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00-00-00</text:date>, <text:time style:data-style-name="N2" text:time-value="10:55:23.609739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6T10:59:11.383190551</dc:date>
    <meta:editing-duration>P4DT4H24M18S</meta:editing-duration>
    <meta:editing-cycles>8</meta:editing-cycles>
    <meta:generator>LibreOffice/6.0.7.3$Linux_X86_64 LibreOffice_project/00m0$Build-3</meta:generator>
    <meta:document-statistic meta:table-count="1" meta:cell-count="23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62cm" svg:height="11.636cm" xlink:href=".." xlink:type="simple" chart:class="chart:line" chart:style-name="ch1">
        <chart:legend chart:legend-position="top" svg:x="7.701cm" svg:y="0.184cm" style:legend-expansion="wide" chart:style-name="ch2"/>
        <chart:plot-area chart:style-name="ch3" table:cell-range-address="Sheet1.A2:Sheet1.D22" chart:data-source-has-labels="both" svg:x="1.242cm" svg:y="0.608cm" svg:width="18.92cm" svg:height="9.845cm">
          <chartooo:coordinate-region svg:x="2.049cm" svg:y="0.807cm" svg:width="18.019cm" svg:height="8.999cm"/>
          <chart:axis chart:dimension="x" chart:name="primary-x" chart:style-name="ch4" chartooo:axis-type="auto">
            <chartooo:date-scale/>
            <chart:title svg:x="9.494cm" svg:y="10.685cm" chart:style-name="ch5">
              <text:p>Utilization Level</text:p>
            </chart:title>
            <chart:categories table:cell-range-address="Sheet1.A2:Sheet1.A22"/>
            <chart:grid chart:style-name="ch6" chart:class="major"/>
          </chart:axis>
          <chart:axis chart:dimension="y" chart:name="primary-y" chart:style-name="ch7">
            <chart:title svg:x="0.267cm" svg:y="6.897cm" chart:style-name="ch8">
              <text:p>Schedulability (%)</text:p>
            </chart:title>
            <chart:grid chart:style-name="ch6" chart:class="major"/>
          </chart:axis>
          <chart:series chart:style-name="ch9" chart:values-cell-range-address="Sheet1.B2:Sheet1.B22" loext:label-string="&quot;ILP&quot;" chart:class="chart:line">
            <chart:data-point chart:repeated="21"/>
          </chart:series>
          <chart:series chart:style-name="ch10" chart:values-cell-range-address="Sheet1.C2:Sheet1.C22" loext:label-string="&quot;WF&quot;" chart:class="chart:line">
            <chart:data-point chart:repeated="21"/>
          </chart:series>
          <chart:series chart:style-name="ch11" chart:values-cell-range-address="Sheet1.D2:Sheet1.D22" loext:label-string="&quot;FFBB&quot;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1">
                <text:p>101</text:p>
                <draw:g>
                  <svg:desc>Sheet1.B2:Sheet1.B22</svg:desc>
                </draw:g>
              </table:table-cell>
              <table:table-cell office:value-type="float" office:value="101">
                <text:p>101</text:p>
                <draw:g>
                  <svg:desc>Sheet1.C2:Sheet1.C22</svg:desc>
                </draw:g>
              </table:table-cell>
              <table:table-cell office:value-type="float" office:value="101">
                <text:p>101</text:p>
                <draw:g>
                  <svg:desc>Sheet1.D2:Sheet1.D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.4">
                <text:p>97.4</text:p>
              </table:table-cell>
              <table:table-cell office:value-type="float" office:value="96.7">
                <text:p>96.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1.4">
                <text:p>91.4</text:p>
              </table:table-cell>
              <table:table-cell office:value-type="float" office:value="89.2">
                <text:p>89.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9.1">
                <text:p>79.1</text:p>
              </table:table-cell>
              <table:table-cell office:value-type="float" office:value="70">
                <text:p>7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3.2">
                <text:p>63.2</text:p>
              </table:table-cell>
              <table:table-cell office:value-type="float" office:value="38.8">
                <text:p>38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.5">
                <text:p>42.5</text:p>
              </table:table-cell>
              <table:table-cell office:value-type="float" office:value="16.5">
                <text:p>1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6.6">
                <text:p>26.6</text:p>
              </table:table-cell>
              <table:table-cell office:value-type="float" office:value="5.3">
                <text:p>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8">
                <text:p>8.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